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205cm" style:rel-column-width="683*"/>
    </style:style>
    <style:style style:name="表1.B" style:family="table-column">
      <style:table-column-properties style:column-width="0.917cm" style:rel-column-width="520*"/>
    </style:style>
    <style:style style:name="表1.C" style:family="table-column">
      <style:table-column-properties style:column-width="2.125cm" style:rel-column-width="1205*"/>
    </style:style>
    <style:style style:name="表1.D" style:family="table-column">
      <style:table-column-properties style:column-width="1.062cm" style:rel-column-width="602*"/>
    </style:style>
    <style:style style:name="表1.E" style:family="table-column">
      <style:table-column-properties style:column-width="1.064cm" style:rel-column-width="603*"/>
    </style:style>
    <style:style style:name="表1.H" style:family="table-column">
      <style:table-column-properties style:column-width="1.907cm" style:rel-column-width="1081*"/>
    </style:style>
    <style:style style:name="表1.I" style:family="table-column">
      <style:table-column-properties style:column-width="0.217cm" style:rel-column-width="123*"/>
    </style:style>
    <style:style style:name="表1.J" style:family="table-column">
      <style:table-column-properties style:column-width="1.577cm" style:rel-column-width="894*"/>
    </style:style>
    <style:style style:name="表1.K" style:family="table-column">
      <style:table-column-properties style:column-width="0.205cm" style:rel-column-width="116*"/>
    </style:style>
    <style:style style:name="表1.L" style:family="table-column">
      <style:table-column-properties style:column-width="0.344cm" style:rel-column-width="195*"/>
    </style:style>
    <style:style style:name="表1.O" style:family="table-column">
      <style:table-column-properties style:column-width="2.127cm" style:rel-column-width="1206*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0.931cm"/>
    </style:style>
    <style:style style:name="表1.J4" style:family="table-cell">
      <style:table-cell-properties fo:padding="0.097cm" fo:border-left="none" fo:border-right="none" fo:border-top="none" fo:border-bottom="0.05pt solid #000000"/>
    </style:style>
    <style:style style:name="表1.6" style:family="table-row">
      <style:table-row-properties style:min-row-height="0.725cm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Table_20_Contents">
      <style:text-properties officeooo:paragraph-rsid="001b8953"/>
    </style:style>
    <style:style style:name="P6" style:family="paragraph" style:parent-style-name="Table_20_Contents">
      <style:text-properties officeooo:paragraph-rsid="001d6df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paragraph-rsid="00200a86"/>
    </style:style>
    <style:style style:name="P9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b8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D"/>
        <table:table-column table:style-name="表1.E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D"/>
        <table:table-column table:style-name="表1.E"/>
        <table:table-column table:style-name="表1.O"/>
        <table:table-row>
          <table:table-cell table:style-name="表1.A1" table:number-rows-spanned="2" table:number-columns-spanned="5" office:value-type="string">
            <text:p text:style-name="P1">請　求　書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Table_20_Contents"><text:text-input text:description="&lt;o.number&gt;">o.number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Table_20_Contents"><text:text-input text:description="&lt;o.date_invoice&gt;">o.date_invoice</text:text-input></text:p>
          </table:table-cell>
          <table:covered-table-cell/>
          <table:covered-table-cell/>
        </table:table-row>
        <table:table-row table:style-name="表1.3">
          <table:table-cell table:style-name="表1.A1" table:number-columns-spanned="9" office:value-type="string">
            <text:p text:style-name="P2">　<text:text-input text:description="&lt;o.partner_id.name&gt;">o.partner_id.name</text:text-input><text:span text:style-name="T1">　</text:span><text:span text:style-name="T2">御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3" office:value-type="string">
            <text:p text:style-name="Table_20_Contents">〒 <text:text-input text:description="&lt;o.partner_id.zip&gt;">o.partner_id.zip</text:text-input></text:p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J4" table:number-columns-spanned="6" office:value-type="string">
            <text:p text:style-name="P4">株式会社　東洋機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office:value-type="string">
            <text:p text:style-name="Table_20_Contents">住所：</text:p>
          </table:table-cell>
          <table:table-cell table:style-name="表1.A1" table:number-columns-spanned="6" office:value-type="string">
            <text:p text:style-name="P8"><text:text-input text:description="&lt;o.partner_id.state_id.name&gt;">o.partner_id.state_id.name</text:text-input><text:text-input text:description="&lt;o.partner_id.city&gt;">o.partner_id.city</text:text-input><text:text-input text:description="&lt;o.partner_id.street2&gt;">o.partner_id.street2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大阪市浪速区桜川1-6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A1" table:number-columns-spanned="6" office:value-type="string">
            <text:p text:style-name="P8"><text:text-input text:description="&lt;o.partner_id.street1&gt;">o.partner_id.street1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TEL：06-6562-38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5" office:value-type="string">
            <text:p text:style-name="P6">TEL：<text:text-input text:description="&lt;o.partner_id.phone&gt;">o.partner_id.phone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FAX：06-6562-377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5" office:value-type="string">
            <text:p text:style-name="P6">FAX：<text:text-input text:description="&lt;o.partner_id.fax&gt;">o.partner_id.fax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>振込先 ：</text:p>
          </table:table-cell>
          <table:covered-table-cell/>
          <table:table-cell table:style-name="表1.A1" table:number-columns-spanned="4" office:value-type="string">
            <text:p text:style-name="Table_20_Contents"><text:text-input text:description="&lt;o.partner_id.payee_bank.bank_id.name&gt;">o.partner_id.payee_bank.bank_id.name</text:text-input>　<text:text-input text:description="&lt;o.partner_id.payee_bank.bank_id.branch&gt;">o.partner_id.payee_bank.bank_id.branch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Standard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4" office:value-type="string">
            <text:p text:style-name="P5"><text:text-input text:description="&lt;o.partner_id.payee_bank.acc_type&gt;">o.partner_id.payee_bank.acc_type</text:text-input>　<text:text-input text:description="&lt;o.partner_id.payee_bank.acc_number&gt;">o.partner_id.payee_bank.acc_number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振込手数料はご負担下さい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5" office:value-type="string">
            <text:p text:style-name="P6">下記の通りご請求申し上げます。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>数量</text:p>
          </table:table-cell>
          <table:covered-table-cell/>
          <table:table-cell table:style-name="表1.A1" table:number-columns-spanned="3" office:value-type="string">
            <text:p text:style-name="P7">単価</text:p>
          </table:table-cell>
          <table:covered-table-cell/>
          <table:covered-table-cell/>
          <table:table-cell table:style-name="表1.A1" table:number-columns-spanned="2" office:value-type="string">
            <text:p text:style-name="P7">金額</text:p>
          </table:table-cell>
          <table:covered-table-cell/>
        </table:table-row>
        <table:table-row>
          <table:table-cell table:style-name="表1.A1" table:number-columns-spanned="15" office:value-type="string">
            <text:p text:style-name="Table_20_Contents"><text:text-input text:description="&lt;for each=&quot;one_order in objects&quot;&gt;">for each="one_order in object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15" office:value-type="string">
            <text:p text:style-name="Table_20_Contents"><text:text-input text:description="&lt;for each=&quot;invoice_line_ids in one_order.invoice_line_ids&quot;&gt;">for each="invoice_line_ids in one_order.invoice_line_id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</table:table-row>
        <table:table-row>
          <table:table-cell table:style-name="表1.A1" table:number-columns-spanned="15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15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13" office:value-type="string">
            <text:p text:style-name="Table_20_Contents">合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><text:text-input text:description="&lt;formatLang(o.amount_untaxed, digits=0, grouping=True)&gt;">formatLang(o.amount_untaxed, digits=0, grouping=True)</text:text-input></text:p>
          </table:table-cell>
          <table:covered-table-cell/>
        </table:table-row>
        <table:table-row>
          <table:table-cell table:style-name="表1.J4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><text:text-input text:description="&lt;formatLang(o.amount_tax, digits=0, grouping=True)&gt;">formatLang(o.amount_tax, digits=0, grouping=True)</text:text-input></text:p>
          </table:table-cell>
          <table:covered-table-cell/>
          <table:covered-table-cell/>
          <table:table-cell table:style-name="表1.A1" table:number-columns-spanned="3" office:value-type="string">
            <text:p text:style-name="Standard"/>
          </table:table-cell>
          <table:covered-table-cell/>
          <table:covered-table-cell/>
          <table:table-cell table:style-name="表1.A1" table:number-columns-spanned="3" office:value-type="string">
            <text:p text:style-name="P9"><text:text-input text:description="&lt;formatLang(o.amount_total, digits=0, grouping=True)&gt;">formatLang(o.amount_total, digits=0, grouping=True)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46:32.904000000</meta:creation-date>
    <dc:date>2017-06-15T17:13:03.346000000</dc:date>
    <meta:editing-duration>PT55M48S</meta:editing-duration>
    <meta:editing-cycles>3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30" meta:word-count="151" meta:character-count="722" meta:non-whitespace-character-count="701"/>
  </office:meta>
</office:document-meta>
</file>